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528cm"/>
    </style:style>
    <style:style style:name="co4" style:family="table-column">
      <style:table-column-properties fo:break-before="auto" style:column-width="1.612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295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401cm"/>
    </style:style>
    <style:style style:name="co10" style:family="table-column">
      <style:table-column-properties fo:break-before="auto" style:column-width="1.358cm"/>
    </style:style>
    <style:style style:name="co11" style:family="table-column">
      <style:table-column-properties fo:break-before="auto" style:column-width="1.485cm"/>
    </style:style>
    <style:style style:name="co12" style:family="table-column">
      <style:table-column-properties fo:break-before="auto" style:column-width="1.422cm"/>
    </style:style>
    <style:style style:name="co13" style:family="table-column">
      <style:table-column-properties fo:break-before="auto" style:column-width="1.337cm"/>
    </style:style>
    <style:style style:name="co14" style:family="table-column">
      <style:table-column-properties fo:break-before="auto" style:column-width="1.633cm"/>
    </style:style>
    <style:style style:name="co15" style:family="table-column">
      <style:table-column-properties fo:break-before="auto" style:column-width="1.464cm"/>
    </style:style>
    <style:style style:name="co16" style:family="table-column">
      <style:table-column-properties fo:break-before="auto" style:column-width="1.208cm"/>
    </style:style>
    <style:style style:name="co17" style:family="table-column">
      <style:table-column-properties fo:break-before="auto" style:column-width="0.529cm"/>
    </style:style>
    <style:style style:name="co18" style:family="table-column">
      <style:table-column-properties fo:break-before="auto" style:column-width="1.866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cc00"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99pt groove #000000"/>
      <style:paragraph-properties fo:text-align="center" fo:margin-left="0cm"/>
    </style:style>
    <style:style style:name="ce16" style:family="table-cell" style:parent-style-name="Default" style:data-style-name="N110">
      <style:table-cell-properties fo:border-bottom="none" style:text-align-source="fix" style:repeat-content="false" fo:border-left="0.06pt solid #000000" fo:padding="0.076cm" fo:border-right="none" fo:border-top="0.06pt solid #000000"/>
      <style:paragraph-properties fo:text-align="center" fo:margin-left="0cm"/>
    </style:style>
    <style:style style:name="ce17" style:family="table-cell" style:parent-style-name="Default" style:data-style-name="N11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order="0.99pt groove #000000"/>
    </style:style>
    <style:style style:name="ce24" style:family="table-cell" style:parent-style-name="Default" style:data-style-name="N110">
      <style:table-cell-properties fo:border-bottom="none" style:text-align-source="fix" style:repeat-content="false" fo:border-left="none" fo:padding="0.076cm" fo:border-right="0.06pt solid #000000" fo:border-top="0.06pt solid #000000"/>
      <style:paragraph-properties fo:text-align="center" fo:margin-left="0cm"/>
    </style:style>
    <style:style style:name="ce2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cc00" style:text-align-source="fix" style:repeat-content="false" fo:border="0.06pt solid #000000"/>
      <style:paragraph-properties fo:text-align="end" fo:margin-left="0cm"/>
    </style:style>
    <style:style style:name="ce44" style:family="table-cell" style:parent-style-name="Default" style:data-style-name="N2">
      <style:table-cell-properties style:text-align-source="fix" style:repeat-content="false" fo:border="none" fo:padding="0.076cm"/>
      <style:paragraph-properties fo:text-align="center" fo:margin-left="0cm"/>
    </style:style>
    <style:style style:name="ce15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46" style:family="table-cell" style:parent-style-name="Default" style:data-style-name="N11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7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/>
    </style:style>
    <style:style style:name="ce4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cm"/>
    </style:style>
    <style:style style:name="ce49" style:family="table-cell" style:parent-style-name="Default">
      <style:table-cell-properties fo:border-bottom="none" fo:background-color="#cc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50" style:family="table-cell" style:parent-style-name="Default" style:data-style-name="N100">
      <style:table-cell-properties fo:border-bottom="none" fo:background-color="#ccffcc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51" style:family="table-cell" style:parent-style-name="Default" style:data-style-name="N100">
      <style:table-cell-properties fo:border-bottom="0.06pt solid #000000" fo:background-color="#ccffcc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</style:style>
    <style:style style:name="ce5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4" style:family="table-cell" style:parent-style-name="Default">
      <style:table-cell-properties fo:border-bottom="none" fo:background-color="#ccffcc" fo:border-left="none" fo:border-right="none" fo:border-top="0.06pt solid #000000"/>
    </style:style>
    <style:style style:name="ce55" style:family="table-cell" style:parent-style-name="Default">
      <style:table-cell-properties fo:background-color="#ccffcc"/>
    </style:style>
    <style:style style:name="ce56" style:family="table-cell" style:parent-style-name="Default">
      <style:table-cell-properties fo:border-bottom="0.06pt solid #000000" fo:background-color="#ccffcc" fo:border-left="none" fo:border-right="none" fo:border-top="none"/>
    </style:style>
    <style:style style:name="ce57" style:family="table-cell" style:parent-style-name="Default">
      <style:table-cell-properties fo:border-bottom="none" fo:background-color="#ccffcc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ackground-color="#ccffcc" fo:border-left="none" fo:border-right="0.06pt solid #000000" fo:border-top="none"/>
    </style:style>
    <style:style style:name="ce59" style:family="table-cell" style:parent-style-name="Default">
      <style:table-cell-properties fo:border-bottom="0.06pt solid #000000" fo:background-color="#ccffcc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umbers" table:style-name="ta1">
        <table:shapes>
          <draw:frame draw:z-index="0" draw:style-name="gr1" draw:text-style-name="P1" svg:width="18.906cm" svg:height="15.442cm" svg:x="1.034cm" svg:y="13.839cm">
            <draw:object draw:notify-on-update-of-ranges="numbers.U4:numbers.U27 numbers.V4:numbers.V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number-columns-repeated="1002" table:default-cell-style-name="Default"/>
        <table:table-row table:style-name="ro1">
          <table:table-cell/>
          <table:table-cell table:style-name="ce4" office:value-type="string" calcext:value-type="string">
            <text:p>step degrees: 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string" calcext:value-type="string">
            <text:p>substeps: 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string" calcext:value-type="string">
            <text:p>step time: </text:p>
          </table:table-cell>
          <table:table-cell table:style-name="ce8" office:value-type="float" office:value="2000" calcext:value-type="float">
            <text:p>2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Sub-angle: </text:p>
          </table:table-cell>
          <table:table-cell table:style-name="ce8" table:formula="of:=[.C1]/[.E1]" office:value-type="float" office:value="4" calcext:value-type="float">
            <text:p>4</text:p>
          </table:table-cell>
          <table:table-cell table:style-name="ce5" office:value-type="string" calcext:value-type="string">
            <text:p>Ex: </text:p>
          </table:table-cell>
          <table:table-cell table:style-name="ce15" table:formula="of:=3.82739+5.0475" office:value-type="float" office:value="8.87489" calcext:value-type="float">
            <text:p>8.8749</text:p>
          </table:table-cell>
          <table:table-cell table:style-name="ce5" office:value-type="string" calcext:value-type="string">
            <text:p>Ey: </text:p>
          </table:table-cell>
          <table:table-cell table:style-name="ce8" table:formula="of:=5.0475" office:value-type="float" office:value="5.0475" calcext:value-type="float">
            <text:p>5.0475</text:p>
          </table:table-cell>
          <table:table-cell/>
          <table:table-cell table:style-name="ce49" office:value-type="string" calcext:value-type="string" table:number-columns-spanned="7" table:number-rows-spanned="1">
            <text:p>Rotation of a 2D vector (x,y) through anti-clockwise angle B</text:p>
          </table:table-cell>
          <table:covered-table-cell table:number-columns-repeated="3" table:style-name="ce54"/>
          <table:covered-table-cell table:style-name="ce57"/>
          <table:covered-table-cell table:number-columns-repeated="2"/>
          <table:table-cell table:number-columns-repeated="1009"/>
        </table:table-row>
        <table:table-row table:style-name="ro1">
          <table:table-cell table:number-columns-repeated="8"/>
          <table:table-cell table:style-name="ce50" office:value-type="string" calcext:value-type="string" table:number-columns-spanned="7" table:number-rows-spanned="1">
            <text:p><text:s text:c="2"/>Xr = X*cosB - Y*sinB</text:p>
          </table:table-cell>
          <table:covered-table-cell table:number-columns-repeated="3" table:style-name="ce55"/>
          <table:covered-table-cell table:style-name="ce58"/>
          <table:covered-table-cell table:number-columns-repeated="2"/>
          <table:table-cell table:number-columns-repeated="1009"/>
        </table:table-row>
        <table:table-row table:style-name="ro1">
          <table:table-cell table:number-columns-repeated="8"/>
          <table:table-cell table:style-name="ce51" office:value-type="string" calcext:value-type="string" table:number-columns-spanned="7" table:number-rows-spanned="1">
            <text:p><text:s text:c="2"/>Yr = X*sinB + Y*cosB</text:p>
          </table:table-cell>
          <table:covered-table-cell table:number-columns-repeated="3" table:style-name="ce56"/>
          <table:covered-table-cell table:style-name="ce59"/>
          <table:covered-table-cell table:number-columns-repeated="2"/>
          <table:table-cell table:number-columns-repeated="5"/>
          <table:table-cell table:style-name="ce3" table:formula="of:=[.B8]" office:value-type="float" office:value="18.6191801771183" calcext:value-type="float">
            <text:p>18.62</text:p>
          </table:table-cell>
          <table:table-cell table:style-name="ce3" table:formula="of:=[.C8]" office:value-type="float" office:value="-14.7917897807739" calcext:value-type="float">
            <text:p>-14.79</text:p>
          </table:table-cell>
          <table:table-cell table:number-columns-repeated="1002"/>
        </table:table-row>
        <table:table-row table:style-name="ro1">
          <table:table-cell table:number-columns-repeated="8"/>
          <table:table-cell table:style-name="ce33"/>
          <table:table-cell table:number-columns-repeated="11"/>
          <table:table-cell table:style-name="ce3" table:formula="of:=[.B9]" office:value-type="float" office:value="17.5420016945324" calcext:value-type="float">
            <text:p>17.54</text:p>
          </table:table-cell>
          <table:table-cell table:style-name="ce3" table:formula="of:=[.C9]" office:value-type="float" office:value="-16.054566077463" calcext:value-type="float">
            <text:p>-16.05</text:p>
          </table:table-cell>
          <table:table-cell table:number-columns-repeated="1002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LEG 1</text:p>
          </table:table-cell>
          <table:covered-table-cell table:style-name="ce23"/>
          <table:table-cell table:style-name="ce23"/>
          <table:table-cell table:style-name="ce13" office:value-type="string" calcext:value-type="string" table:number-columns-spanned="2" table:number-rows-spanned="1">
            <text:p>LEG 2</text:p>
          </table:table-cell>
          <table:covered-table-cell table:style-name="ce23"/>
          <table:table-cell table:style-name="ce23"/>
          <table:table-cell table:style-name="ce13" office:value-type="string" calcext:value-type="string" table:number-columns-spanned="2" table:number-rows-spanned="1">
            <text:p>LEG 3</text:p>
          </table:table-cell>
          <table:covered-table-cell table:style-name="ce23"/>
          <table:table-cell table:style-name="ce23"/>
          <table:table-cell table:style-name="ce13" office:value-type="string" calcext:value-type="string" table:number-columns-spanned="2" table:number-rows-spanned="1">
            <text:p>LEG 4</text:p>
          </table:table-cell>
          <table:covered-table-cell table:style-name="ce23"/>
          <table:table-cell table:style-name="ce23"/>
          <table:table-cell table:style-name="ce13" office:value-type="string" calcext:value-type="string" table:number-columns-spanned="2" table:number-rows-spanned="1">
            <text:p>LEG 5</text:p>
          </table:table-cell>
          <table:covered-table-cell table:style-name="ce23"/>
          <table:table-cell table:style-name="ce23"/>
          <table:table-cell table:style-name="ce13" office:value-type="string" calcext:value-type="string" table:number-columns-spanned="2" table:number-rows-spanned="1">
            <text:p>LEG 6</text:p>
          </table:table-cell>
          <table:covered-table-cell table:style-name="ce23"/>
          <table:table-cell table:number-columns-repeated="2"/>
          <table:table-cell table:style-name="ce3" table:formula="of:=[.B10]" office:value-type="float" office:value="16.3793603430066" calcext:value-type="float">
            <text:p>16.38</text:p>
          </table:table-cell>
          <table:table-cell table:style-name="ce3" table:formula="of:=[.C10]" office:value-type="float" office:value="-17.239126142022" calcext:value-type="float">
            <text:p>-17.24</text:p>
          </table:table-cell>
          <table:table-cell table:number-columns-repeated="1002"/>
        </table:table-row>
        <table:table-row table:style-name="ro1">
          <table:table-cell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number-columns-repeated="2"/>
          <table:table-cell table:style-name="ce3" table:formula="of:=[.B11]" office:value-type="float" office:value="15.1369203943371" calcext:value-type="float">
            <text:p>15.14</text:p>
          </table:table-cell>
          <table:table-cell table:style-name="ce3" table:formula="of:=[.C11]" office:value-type="float" office:value="-18.339698916888" calcext:value-type="float">
            <text:p>-18.34</text:p>
          </table:table-cell>
          <table:table-cell table:number-columns-repeated="100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6" office:value-type="float" office:value="18.6191801771183" calcext:value-type="float">
            <text:p>18.619</text:p>
          </table:table-cell>
          <table:table-cell table:style-name="ce24" office:value-type="float" office:value="-14.7917897807739" calcext:value-type="float">
            <text:p>-14.792</text:p>
          </table:table-cell>
          <table:table-cell table:style-name="ce24"/>
          <table:table-cell table:style-name="ce46" office:value-type="float" office:value="0" calcext:value-type="float">
            <text:p>0.000</text:p>
          </table:table-cell>
          <table:table-cell table:style-name="ce24" office:value-type="float" office:value="-20.70897" calcext:value-type="float">
            <text:p>-20.709</text:p>
          </table:table-cell>
          <table:table-cell table:style-name="ce24"/>
          <table:table-cell table:style-name="ce46" office:value-type="float" office:value="-18.6191801771183" calcext:value-type="float">
            <text:p>-18.619</text:p>
          </table:table-cell>
          <table:table-cell table:style-name="ce53" office:value-type="float" office:value="-14.7917897807739" calcext:value-type="float">
            <text:p>-14.792</text:p>
          </table:table-cell>
          <table:table-cell table:style-name="ce53"/>
          <table:table-cell table:style-name="ce46" office:value-type="float" office:value="18.619038125" calcext:value-type="float">
            <text:p>18.619</text:p>
          </table:table-cell>
          <table:table-cell table:style-name="ce53" office:value-type="float" office:value="14.791648125" calcext:value-type="float">
            <text:p>14.792</text:p>
          </table:table-cell>
          <table:table-cell table:style-name="ce53"/>
          <table:table-cell table:style-name="ce46" office:value-type="float" office:value="0" calcext:value-type="float">
            <text:p>0.000</text:p>
          </table:table-cell>
          <table:table-cell table:style-name="ce53" office:value-type="float" office:value="20.7228" calcext:value-type="float">
            <text:p>20.723</text:p>
          </table:table-cell>
          <table:table-cell table:style-name="ce53"/>
          <table:table-cell table:style-name="ce46" office:value-type="float" office:value="-18.6191801771183" calcext:value-type="float">
            <text:p>-18.619</text:p>
          </table:table-cell>
          <table:table-cell table:style-name="ce53" office:value-type="float" office:value="14.7917897807739" calcext:value-type="float">
            <text:p>14.792</text:p>
          </table:table-cell>
          <table:table-cell table:number-columns-repeated="2"/>
          <table:table-cell table:style-name="ce3" table:formula="of:=[.E8]" office:value-type="float" office:value="0" calcext:value-type="float">
            <text:p>0.00</text:p>
          </table:table-cell>
          <table:table-cell table:style-name="ce3" table:formula="of:=[.F8]" office:value-type="float" office:value="-20.70897" calcext:value-type="float">
            <text:p>-20.71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" table:formula="of:=[.B8]*COS(RADIANS(-1*subangle)) - [.C8]*SIN(RADIANS(-1*subangle))" office:value-type="float" office:value="17.5420016945324" calcext:value-type="float">
            <text:p>17.542</text:p>
          </table:table-cell>
          <table:table-cell table:style-name="ce25" table:formula="of:=[.B8]*SIN(RADIANS(-1*subangle)) + [.C8]*COS(RADIANS(-1*subangle))" office:value-type="float" office:value="-16.054566077463" calcext:value-type="float">
            <text:p>-16.055</text:p>
          </table:table-cell>
          <table:table-cell table:style-name="ce25"/>
          <table:table-cell table:style-name="ce17" table:formula="of:=[.E8]*COS(RADIANS(-1*subangle)) - [.F8]*SIN(RADIANS(-1*subangle))" office:value-type="float" office:value="-1.44458472207288" calcext:value-type="float">
            <text:p>-1.445</text:p>
          </table:table-cell>
          <table:table-cell table:style-name="ce25" table:formula="of:=[.E8]*SIN(RADIANS(-1*subangle)) + [.F8]*COS(RADIANS(-1*subangle))" office:value-type="float" office:value="-20.6585239899092" calcext:value-type="float">
            <text:p>-20.659</text:p>
          </table:table-cell>
          <table:table-cell table:style-name="ce25"/>
          <table:table-cell table:style-name="ce17" table:formula="of:=[.H8]*COS(RADIANS(-1*subangle)) - [.I8]*SIN(RADIANS(-1*subangle))" office:value-type="float" office:value="-19.6056478854747" calcext:value-type="float">
            <text:p>-19.606</text:p>
          </table:table-cell>
          <table:table-cell table:style-name="ce25" table:formula="of:=[.H8]*SIN(RADIANS(-1*subangle)) + [.I8]*COS(RADIANS(-1*subangle))" office:value-type="float" office:value="-13.4569493711384" calcext:value-type="float">
            <text:p>-13.457</text:p>
          </table:table-cell>
          <table:table-cell table:style-name="ce25"/>
          <table:table-cell table:style-name="ce17" table:formula="of:=[.K8]*COS(RADIANS(-1*subangle)) - [.L8]*SIN(RADIANS(-1*subangle))" office:value-type="float" office:value="19.605496297981" calcext:value-type="float">
            <text:p>19.605</text:p>
          </table:table-cell>
          <table:table-cell table:style-name="ce25" table:formula="of:=[.K8]*SIN(RADIANS(-1*subangle)) + [.L8]*COS(RADIANS(-1*subangle))" office:value-type="float" office:value="13.4568179694857" calcext:value-type="float">
            <text:p>13.457</text:p>
          </table:table-cell>
          <table:table-cell table:style-name="ce25"/>
          <table:table-cell table:style-name="ce17" table:formula="of:=[.N8]*COS(RADIANS(-1*subangle)) - [.O8]*SIN(RADIANS(-1*subangle))" office:value-type="float" office:value="1.44554945410476" calcext:value-type="float">
            <text:p>1.446</text:p>
          </table:table-cell>
          <table:table-cell table:style-name="ce25" table:formula="of:=[.N8]*SIN(RADIANS(-1*subangle)) + [.O8]*COS(RADIANS(-1*subangle))" office:value-type="float" office:value="20.6723203007243" calcext:value-type="float">
            <text:p>20.672</text:p>
          </table:table-cell>
          <table:table-cell table:style-name="ce25"/>
          <table:table-cell table:style-name="ce17" table:formula="of:=[.Q8]*COS(RADIANS(-1*subangle)) - [.R8]*SIN(RADIANS(-1*subangle))" office:value-type="float" office:value="-17.5420016945324" calcext:value-type="float">
            <text:p>-17.542</text:p>
          </table:table-cell>
          <table:table-cell table:style-name="ce25" table:formula="of:=[.Q8]*SIN(RADIANS(-1*subangle)) + [.R8]*COS(RADIANS(-1*subangle))" office:value-type="float" office:value="16.054566077463" calcext:value-type="float">
            <text:p>16.055</text:p>
          </table:table-cell>
          <table:table-cell table:number-columns-repeated="2"/>
          <table:table-cell table:style-name="ce3" table:formula="of:=[.E9]" office:value-type="float" office:value="-1.44458472207288" calcext:value-type="float">
            <text:p>-1.44</text:p>
          </table:table-cell>
          <table:table-cell table:style-name="ce3" table:formula="of:=[.F9]" office:value-type="float" office:value="-20.6585239899092" calcext:value-type="float">
            <text:p>-20.66</text:p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table:formula="of:=[.B9]*COS(RADIANS(-1*subangle)) - [.C9]*SIN(RADIANS(-1*subangle))" office:value-type="float" office:value="16.3793603430066" calcext:value-type="float">
            <text:p>16.379</text:p>
          </table:table-cell>
          <table:table-cell table:style-name="ce25" table:formula="of:=[.B9]*SIN(RADIANS(-1*subangle)) + [.C9]*COS(RADIANS(-1*subangle))" office:value-type="float" office:value="-17.239126142022" calcext:value-type="float">
            <text:p>-17.239</text:p>
          </table:table-cell>
          <table:table-cell table:style-name="ce25"/>
          <table:table-cell table:style-name="ce17" table:formula="of:=[.E9]*COS(RADIANS(-1*subangle)) - [.F9]*SIN(RADIANS(-1*subangle))" office:value-type="float" office:value="-2.88213157258897" calcext:value-type="float">
            <text:p>-2.882</text:p>
          </table:table-cell>
          <table:table-cell table:style-name="ce25" table:formula="of:=[.E9]*SIN(RADIANS(-1*subangle)) + [.F9]*COS(RADIANS(-1*subangle))" office:value-type="float" office:value="-20.5074317275271" calcext:value-type="float">
            <text:p>-20.507</text:p>
          </table:table-cell>
          <table:table-cell table:style-name="ce25"/>
          <table:table-cell table:style-name="ce17" table:formula="of:=[.H9]*COS(RADIANS(-1*subangle)) - [.I9]*SIN(RADIANS(-1*subangle))" office:value-type="float" office:value="-20.496598848086" calcext:value-type="float">
            <text:p>-20.497</text:p>
          </table:table-cell>
          <table:table-cell table:style-name="ce25" table:formula="of:=[.H9]*SIN(RADIANS(-1*subangle)) + [.I9]*COS(RADIANS(-1*subangle))" office:value-type="float" office:value="-12.0565480568545" calcext:value-type="float">
            <text:p>-12.057</text:p>
          </table:table-cell>
          <table:table-cell table:style-name="ce25"/>
          <table:table-cell table:style-name="ce17" table:formula="of:=[.K9]*COS(RADIANS(-1*subangle)) - [.L9]*SIN(RADIANS(-1*subangle))" office:value-type="float" office:value="20.4964384637358" calcext:value-type="float">
            <text:p>20.496</text:p>
          </table:table-cell>
          <table:table-cell table:style-name="ce25" table:formula="of:=[.K9]*SIN(RADIANS(-1*subangle)) + [.L9]*COS(RADIANS(-1*subangle))" office:value-type="float" office:value="12.0564275494987" calcext:value-type="float">
            <text:p>12.056</text:p>
          </table:table-cell>
          <table:table-cell table:style-name="ce25"/>
          <table:table-cell table:style-name="ce17" table:formula="of:=[.N9]*COS(RADIANS(-1*subangle)) - [.O9]*SIN(RADIANS(-1*subangle))" office:value-type="float" office:value="2.88405633657524" calcext:value-type="float">
            <text:p>2.884</text:p>
          </table:table-cell>
          <table:table-cell table:style-name="ce25" table:formula="of:=[.N9]*SIN(RADIANS(-1*subangle)) + [.O9]*COS(RADIANS(-1*subangle))" office:value-type="float" office:value="20.5211271349178" calcext:value-type="float">
            <text:p>20.521</text:p>
          </table:table-cell>
          <table:table-cell table:style-name="ce25"/>
          <table:table-cell table:style-name="ce17" table:formula="of:=[.Q9]*COS(RADIANS(-1*subangle)) - [.R9]*SIN(RADIANS(-1*subangle))" office:value-type="float" office:value="-16.3793603430066" calcext:value-type="float">
            <text:p>-16.379</text:p>
          </table:table-cell>
          <table:table-cell table:style-name="ce25" table:formula="of:=[.Q9]*SIN(RADIANS(-1*subangle)) + [.R9]*COS(RADIANS(-1*subangle))" office:value-type="float" office:value="17.239126142022" calcext:value-type="float">
            <text:p>17.239</text:p>
          </table:table-cell>
          <table:table-cell table:number-columns-repeated="2"/>
          <table:table-cell table:style-name="ce3" table:formula="of:=[.E10]" office:value-type="float" office:value="-2.88213157258897" calcext:value-type="float">
            <text:p>-2.88</text:p>
          </table:table-cell>
          <table:table-cell table:style-name="ce3" table:formula="of:=[.F10]" office:value-type="float" office:value="-20.5074317275271" calcext:value-type="float">
            <text:p>-20.51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table:formula="of:=[.B10]*COS(RADIANS(-1*subangle)) - [.C10]*SIN(RADIANS(-1*subangle))" office:value-type="float" office:value="15.1369203943371" calcext:value-type="float">
            <text:p>15.137</text:p>
          </table:table-cell>
          <table:table-cell table:style-name="ce25" table:formula="of:=[.B10]*SIN(RADIANS(-1*subangle)) + [.C10]*COS(RADIANS(-1*subangle))" office:value-type="float" office:value="-18.339698916888" calcext:value-type="float">
            <text:p>-18.340</text:p>
          </table:table-cell>
          <table:table-cell table:style-name="ce25"/>
          <table:table-cell table:style-name="ce17" table:formula="of:=[.E10]*COS(RADIANS(-1*subangle)) - [.F10]*SIN(RADIANS(-1*subangle))" office:value-type="float" office:value="-4.30563696779425" calcext:value-type="float">
            <text:p>-4.306</text:p>
          </table:table-cell>
          <table:table-cell table:style-name="ce25" table:formula="of:=[.E10]*SIN(RADIANS(-1*subangle)) + [.F10]*COS(RADIANS(-1*subangle))" office:value-type="float" office:value="-20.2564293191684" calcext:value-type="float">
            <text:p>-20.256</text:p>
          </table:table-cell>
          <table:table-cell table:style-name="ce25"/>
          <table:table-cell table:style-name="ce17" table:formula="of:=[.H10]*COS(RADIANS(-1*subangle)) - [.I10]*SIN(RADIANS(-1*subangle))" office:value-type="float" office:value="-21.2876924414202" calcext:value-type="float">
            <text:p>-21.288</text:p>
          </table:table-cell>
          <table:table-cell table:style-name="ce25" table:formula="of:=[.H10]*SIN(RADIANS(-1*subangle)) + [.I10]*COS(RADIANS(-1*subangle))" office:value-type="float" office:value="-10.5974084523576" calcext:value-type="float">
            <text:p>-10.597</text:p>
          </table:table-cell>
          <table:table-cell table:style-name="ce25"/>
          <table:table-cell table:style-name="ce17" table:formula="of:=[.K10]*COS(RADIANS(-1*subangle)) - [.L10]*SIN(RADIANS(-1*subangle))" office:value-type="float" office:value="21.2875240415901" calcext:value-type="float">
            <text:p>21.288</text:p>
          </table:table-cell>
          <table:table-cell table:style-name="ce25" table:formula="of:=[.K10]*SIN(RADIANS(-1*subangle)) + [.L10]*COS(RADIANS(-1*subangle))" office:value-type="float" office:value="10.5972994263984" calcext:value-type="float">
            <text:p>10.597</text:p>
          </table:table-cell>
          <table:table-cell table:style-name="ce25"/>
          <table:table-cell table:style-name="ce17" table:formula="of:=[.N10]*COS(RADIANS(-1*subangle)) - [.O10]*SIN(RADIANS(-1*subangle))" office:value-type="float" office:value="4.30851238647826" calcext:value-type="float">
            <text:p>4.309</text:p>
          </table:table-cell>
          <table:table-cell table:style-name="ce25" table:formula="of:=[.N10]*SIN(RADIANS(-1*subangle)) + [.O10]*COS(RADIANS(-1*subangle))" office:value-type="float" office:value="20.2699571004865" calcext:value-type="float">
            <text:p>20.270</text:p>
          </table:table-cell>
          <table:table-cell table:style-name="ce25"/>
          <table:table-cell table:style-name="ce17" table:formula="of:=[.Q10]*COS(RADIANS(-1*subangle)) - [.R10]*SIN(RADIANS(-1*subangle))" office:value-type="float" office:value="-15.1369203943371" calcext:value-type="float">
            <text:p>-15.137</text:p>
          </table:table-cell>
          <table:table-cell table:style-name="ce25" table:formula="of:=[.Q10]*SIN(RADIANS(-1*subangle)) + [.R10]*COS(RADIANS(-1*subangle))" office:value-type="float" office:value="18.339698916888" calcext:value-type="float">
            <text:p>18.340</text:p>
          </table:table-cell>
          <table:table-cell table:number-columns-repeated="2"/>
          <table:table-cell table:style-name="ce3" table:formula="of:=[.E11]" office:value-type="float" office:value="-4.30563696779425" calcext:value-type="float">
            <text:p>-4.31</text:p>
          </table:table-cell>
          <table:table-cell table:style-name="ce3" table:formula="of:=[.F11]" office:value-type="float" office:value="-20.2564293191684" calcext:value-type="float">
            <text:p>-20.26</text:p>
          </table:table-cell>
          <table:table-cell table:number-columns-repeated="1002"/>
        </table:table-row>
        <table:table-row table:style-name="ro1">
          <table:table-cell table:number-columns-repeated="20"/>
          <table:table-cell table:style-name="ce3" table:formula="of:=[.H8]" office:value-type="float" office:value="-18.6191801771183" calcext:value-type="float">
            <text:p>-18.62</text:p>
          </table:table-cell>
          <table:table-cell table:style-name="ce3" table:formula="of:=[.I8]" office:value-type="float" office:value="-14.7917897807739" calcext:value-type="float">
            <text:p>-14.79</text:p>
          </table:table-cell>
          <table:table-cell table:number-columns-repeated="1002"/>
        </table:table-row>
        <table:table-row table:style-name="ro1">
          <table:table-cell/>
          <table:table-cell table:style-name="ce18" office:value-type="string" calcext:value-type="string" table:number-columns-spanned="3" table:number-rows-spanned="1">
            <text:p>LEG 1</text:p>
          </table:table-cell>
          <table:covered-table-cell table:number-columns-repeated="2" table:style-name="ce42"/>
          <table:table-cell table:style-name="ce47" office:value-type="string" calcext:value-type="string" table:number-columns-spanned="3" table:number-rows-spanned="1">
            <text:p>LEG2</text:p>
          </table:table-cell>
          <table:covered-table-cell table:number-columns-repeated="2" table:style-name="ce42"/>
          <table:table-cell table:style-name="ce18" office:value-type="string" calcext:value-type="string" table:number-columns-spanned="3" table:number-rows-spanned="1">
            <text:p>LEG3</text:p>
          </table:table-cell>
          <table:covered-table-cell table:number-columns-repeated="2" table:style-name="ce42"/>
          <table:table-cell table:style-name="ce47" office:value-type="string" calcext:value-type="string" table:number-columns-spanned="3" table:number-rows-spanned="1">
            <text:p>LEG4</text:p>
          </table:table-cell>
          <table:covered-table-cell table:number-columns-repeated="2" table:style-name="ce42"/>
          <table:table-cell table:style-name="ce18" office:value-type="string" calcext:value-type="string" table:number-columns-spanned="3" table:number-rows-spanned="1">
            <text:p>LEG5</text:p>
          </table:table-cell>
          <table:covered-table-cell table:number-columns-repeated="2" table:style-name="ce42"/>
          <table:table-cell table:style-name="ce47" office:value-type="string" calcext:value-type="string" table:number-columns-spanned="3" table:number-rows-spanned="1">
            <text:p>LEG6</text:p>
          </table:table-cell>
          <table:covered-table-cell table:number-columns-repeated="2" table:style-name="ce42"/>
          <table:table-cell/>
          <table:table-cell table:style-name="ce3" table:formula="of:=[.H9]" office:value-type="float" office:value="-19.6056478854747" calcext:value-type="float">
            <text:p>-19.61</text:p>
          </table:table-cell>
          <table:table-cell table:style-name="ce3" table:formula="of:=[.I9]" office:value-type="float" office:value="-13.4569493711384" calcext:value-type="float">
            <text:p>-13.46</text:p>
          </table:table-cell>
          <table:table-cell table:number-columns-repeated="1002"/>
        </table:table-row>
        <table:table-row table:style-name="ro1">
          <table:table-cell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Z</text:p>
          </table:table-cell>
          <table:table-cell table:style-name="ce48" office:value-type="string" calcext:value-type="string">
            <text:p>X</text:p>
          </table:table-cell>
          <table:table-cell table:style-name="ce48" office:value-type="string" calcext:value-type="string">
            <text:p>Y</text:p>
          </table:table-cell>
          <table:table-cell table:style-name="ce48" office:value-type="string" calcext:value-type="string">
            <text:p>Z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Z</text:p>
          </table:table-cell>
          <table:table-cell table:style-name="ce48" office:value-type="string" calcext:value-type="string">
            <text:p>X</text:p>
          </table:table-cell>
          <table:table-cell table:style-name="ce48" office:value-type="string" calcext:value-type="string">
            <text:p>Y</text:p>
          </table:table-cell>
          <table:table-cell table:style-name="ce48" office:value-type="string" calcext:value-type="string">
            <text:p>Z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Z</text:p>
          </table:table-cell>
          <table:table-cell table:style-name="ce48" office:value-type="string" calcext:value-type="string">
            <text:p>X</text:p>
          </table:table-cell>
          <table:table-cell table:style-name="ce48" office:value-type="string" calcext:value-type="string">
            <text:p>Y</text:p>
          </table:table-cell>
          <table:table-cell table:style-name="ce48" office:value-type="string" calcext:value-type="string">
            <text:p>Z</text:p>
          </table:table-cell>
          <table:table-cell/>
          <table:table-cell table:style-name="ce3" table:formula="of:=[.H10]" office:value-type="float" office:value="-20.496598848086" calcext:value-type="float">
            <text:p>-20.50</text:p>
          </table:table-cell>
          <table:table-cell table:style-name="ce3" table:formula="of:=[.I10]" office:value-type="float" office:value="-12.0565480568545" calcext:value-type="float">
            <text:p>-12.06</text:p>
          </table:table-cell>
          <table:table-cell table:number-columns-repeated="1002"/>
        </table:table-row>
        <table:table-row table:style-name="ro1">
          <table:table-cell/>
          <table:table-cell table:style-name="ce1" table:number-columns-repeated="18"/>
          <table:table-cell/>
          <table:table-cell table:style-name="ce3" table:formula="of:=[.H11]" office:value-type="float" office:value="-21.2876924414202" calcext:value-type="float">
            <text:p>-21.29</text:p>
          </table:table-cell>
          <table:table-cell table:style-name="ce3" table:formula="of:=[.I11]" office:value-type="float" office:value="-10.5974084523576" calcext:value-type="float">
            <text:p>-10.60</text:p>
          </table:table-cell>
          <table:table-cell table:number-columns-repeated="1002"/>
        </table:table-row>
        <table:table-row table:style-name="ro2">
          <table:table-cell/>
          <table:table-cell table:style-name="ce3" office:value-type="float" office:value="18.6191801771183" calcext:value-type="float">
            <text:p>18.62</text:p>
          </table:table-cell>
          <table:table-cell table:style-name="ce3" office:value-type="float" office:value="-14.7917897807739" calcext:value-type="float">
            <text:p>-14.79</text:p>
          </table:table-cell>
          <table:table-cell table:style-name="ce44" office:value-type="float" office:value="-10.6" calcext:value-type="float">
            <text:p>-10.60</text:p>
          </table:table-cell>
          <table:table-cell table:style-name="ce3" office:value-type="float" office:value="-4.30563696779425" calcext:value-type="float">
            <text:p>-4.31</text:p>
          </table:table-cell>
          <table:table-cell table:style-name="ce3" office:value-type="float" office:value="-20.2564293191684" calcext:value-type="float">
            <text:p>-20.26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-18.6191801771183" calcext:value-type="float">
            <text:p>-18.62</text:p>
          </table:table-cell>
          <table:table-cell table:style-name="ce3" office:value-type="float" office:value="-14.7917897807739" calcext:value-type="float">
            <text:p>-14.79</text:p>
          </table:table-cell>
          <table:table-cell table:style-name="ce44" office:value-type="float" office:value="-10.6" calcext:value-type="float">
            <text:p>-10.60</text:p>
          </table:table-cell>
          <table:table-cell table:style-name="ce3" office:value-type="float" office:value="21.2875240415901" calcext:value-type="float">
            <text:p>21.29</text:p>
          </table:table-cell>
          <table:table-cell table:style-name="ce3" office:value-type="float" office:value="10.5972994263984" calcext:value-type="float">
            <text:p>10.60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0.7228" calcext:value-type="float">
            <text:p>20.72</text:p>
          </table:table-cell>
          <table:table-cell table:style-name="ce44" office:value-type="float" office:value="-10.6" calcext:value-type="float">
            <text:p>-10.60</text:p>
          </table:table-cell>
          <table:table-cell table:style-name="ce3" office:value-type="float" office:value="-15.1369203943371" calcext:value-type="float">
            <text:p>-15.14</text:p>
          </table:table-cell>
          <table:table-cell table:style-name="ce3" office:value-type="float" office:value="18.339698916888" calcext:value-type="float">
            <text:p>18.34</text:p>
          </table:table-cell>
          <table:table-cell table:style-name="ce3" office:value-type="float" office:value="-7.6" calcext:value-type="float">
            <text:p>-7.60</text:p>
          </table:table-cell>
          <table:table-cell/>
          <table:table-cell table:style-name="ce3" table:formula="of:=[.K8]" office:value-type="float" office:value="18.619038125" calcext:value-type="float">
            <text:p>18.62</text:p>
          </table:table-cell>
          <table:table-cell table:style-name="ce3" table:formula="of:=[.L8]" office:value-type="float" office:value="14.791648125" calcext:value-type="float">
            <text:p>14.79</text:p>
          </table:table-cell>
          <table:table-cell table:number-columns-repeated="1002"/>
        </table:table-row>
        <table:table-row table:style-name="ro2">
          <table:table-cell/>
          <table:table-cell table:style-name="ce3" table:number-columns-repeated="2"/>
          <table:table-cell table:style-name="ce44"/>
          <table:table-cell table:style-name="ce3" table:number-columns-repeated="5"/>
          <table:table-cell table:style-name="ce44"/>
          <table:table-cell table:style-name="ce3" table:number-columns-repeated="5"/>
          <table:table-cell table:style-name="ce44"/>
          <table:table-cell table:style-name="ce3" table:number-columns-repeated="3"/>
          <table:table-cell/>
          <table:table-cell table:style-name="ce3" table:formula="of:=[.K9]" office:value-type="float" office:value="19.605496297981" calcext:value-type="float">
            <text:p>19.61</text:p>
          </table:table-cell>
          <table:table-cell table:style-name="ce3" table:formula="of:=[.L9]" office:value-type="float" office:value="13.4568179694857" calcext:value-type="float">
            <text:p>13.46</text:p>
          </table:table-cell>
          <table:table-cell table:number-columns-repeated="1002"/>
        </table:table-row>
        <table:table-row table:style-name="ro2">
          <table:table-cell/>
          <table:table-cell table:style-name="ce3" office:value-type="float" office:value="17.5420016945324" calcext:value-type="float">
            <text:p>17.54</text:p>
          </table:table-cell>
          <table:table-cell table:style-name="ce3" office:value-type="float" office:value="-16.0545660774629" calcext:value-type="float">
            <text:p>-16.05</text:p>
          </table:table-cell>
          <table:table-cell table:style-name="ce44" office:value-type="float" office:value="-10.6" calcext:value-type="float">
            <text:p>-10.60</text:p>
          </table:table-cell>
          <table:table-cell table:style-name="ce3" office:value-type="float" office:value="-2.88213157258897" calcext:value-type="float">
            <text:p>-2.88</text:p>
          </table:table-cell>
          <table:table-cell table:style-name="ce3" office:value-type="float" office:value="-20.5074317275271" calcext:value-type="float">
            <text:p>-20.51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-19.6056478854747" calcext:value-type="float">
            <text:p>-19.61</text:p>
          </table:table-cell>
          <table:table-cell table:style-name="ce3" office:value-type="float" office:value="-13.4569493711384" calcext:value-type="float">
            <text:p>-13.46</text:p>
          </table:table-cell>
          <table:table-cell table:style-name="ce44" office:value-type="float" office:value="-10.6" calcext:value-type="float">
            <text:p>-10.60</text:p>
          </table:table-cell>
          <table:table-cell table:style-name="ce3" office:value-type="float" office:value="20.4964384637358" calcext:value-type="float">
            <text:p>20.50</text:p>
          </table:table-cell>
          <table:table-cell table:style-name="ce3" office:value-type="float" office:value="12.0564275494987" calcext:value-type="float">
            <text:p>12.06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1.44554945410476" calcext:value-type="float">
            <text:p>1.45</text:p>
          </table:table-cell>
          <table:table-cell table:style-name="ce3" office:value-type="float" office:value="20.6723203007243" calcext:value-type="float">
            <text:p>20.67</text:p>
          </table:table-cell>
          <table:table-cell table:style-name="ce44" office:value-type="float" office:value="-10.6" calcext:value-type="float">
            <text:p>-10.60</text:p>
          </table:table-cell>
          <table:table-cell table:style-name="ce3" office:value-type="float" office:value="-16.3793603430066" calcext:value-type="float">
            <text:p>-16.38</text:p>
          </table:table-cell>
          <table:table-cell table:style-name="ce3" office:value-type="float" office:value="17.239126142022" calcext:value-type="float">
            <text:p>17.24</text:p>
          </table:table-cell>
          <table:table-cell table:style-name="ce3" office:value-type="float" office:value="-7.6" calcext:value-type="float">
            <text:p>-7.60</text:p>
          </table:table-cell>
          <table:table-cell/>
          <table:table-cell table:style-name="ce3" table:formula="of:=[.K10]" office:value-type="float" office:value="20.4964384637358" calcext:value-type="float">
            <text:p>20.50</text:p>
          </table:table-cell>
          <table:table-cell table:style-name="ce3" table:formula="of:=[.L10]" office:value-type="float" office:value="12.0564275494987" calcext:value-type="float">
            <text:p>12.06</text:p>
          </table:table-cell>
          <table:table-cell table:number-columns-repeated="1002"/>
        </table:table-row>
        <table:table-row table:style-name="ro2">
          <table:table-cell/>
          <table:table-cell table:style-name="ce3" office:value-type="float" office:value="16.3793603430066" calcext:value-type="float">
            <text:p>16.38</text:p>
          </table:table-cell>
          <table:table-cell table:style-name="ce3" office:value-type="float" office:value="-17.239126142022" calcext:value-type="float">
            <text:p>-17.24</text:p>
          </table:table-cell>
          <table:table-cell table:style-name="ce44" office:value-type="float" office:value="-10.6" calcext:value-type="float">
            <text:p>-10.60</text:p>
          </table:table-cell>
          <table:table-cell table:style-name="ce3" office:value-type="float" office:value="-1.44458472207288" calcext:value-type="float">
            <text:p>-1.44</text:p>
          </table:table-cell>
          <table:table-cell table:style-name="ce3" office:value-type="float" office:value="-20.6585239899092" calcext:value-type="float">
            <text:p>-20.66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-20.496598848086" calcext:value-type="float">
            <text:p>-20.50</text:p>
          </table:table-cell>
          <table:table-cell table:style-name="ce3" office:value-type="float" office:value="-12.0565480568545" calcext:value-type="float">
            <text:p>-12.06</text:p>
          </table:table-cell>
          <table:table-cell table:style-name="ce44" office:value-type="float" office:value="-10.6" calcext:value-type="float">
            <text:p>-10.60</text:p>
          </table:table-cell>
          <table:table-cell table:style-name="ce3" office:value-type="float" office:value="19.605496297981" calcext:value-type="float">
            <text:p>19.61</text:p>
          </table:table-cell>
          <table:table-cell table:style-name="ce3" office:value-type="float" office:value="13.4568179694857" calcext:value-type="float">
            <text:p>13.46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2.88405633657524" calcext:value-type="float">
            <text:p>2.88</text:p>
          </table:table-cell>
          <table:table-cell table:style-name="ce3" office:value-type="float" office:value="20.5211271349178" calcext:value-type="float">
            <text:p>20.52</text:p>
          </table:table-cell>
          <table:table-cell table:style-name="ce44" office:value-type="float" office:value="-10.6" calcext:value-type="float">
            <text:p>-10.60</text:p>
          </table:table-cell>
          <table:table-cell table:style-name="ce3" office:value-type="float" office:value="-17.5420016945324" calcext:value-type="float">
            <text:p>-17.54</text:p>
          </table:table-cell>
          <table:table-cell table:style-name="ce3" office:value-type="float" office:value="16.054566077463" calcext:value-type="float">
            <text:p>16.05</text:p>
          </table:table-cell>
          <table:table-cell table:style-name="ce3" office:value-type="float" office:value="-7.6" calcext:value-type="float">
            <text:p>-7.60</text:p>
          </table:table-cell>
          <table:table-cell/>
          <table:table-cell table:style-name="ce3" table:formula="of:=[.K11]" office:value-type="float" office:value="21.2875240415901" calcext:value-type="float">
            <text:p>21.29</text:p>
          </table:table-cell>
          <table:table-cell table:style-name="ce3" table:formula="of:=[.L11]" office:value-type="float" office:value="10.5972994263984" calcext:value-type="float">
            <text:p>10.60</text:p>
          </table:table-cell>
          <table:table-cell table:number-columns-repeated="1002"/>
        </table:table-row>
        <table:table-row table:style-name="ro2">
          <table:table-cell/>
          <table:table-cell table:style-name="ce3" office:value-type="float" office:value="15.1369203943372" calcext:value-type="float">
            <text:p>15.14</text:p>
          </table:table-cell>
          <table:table-cell table:style-name="ce3" office:value-type="float" office:value="-18.3396989168879" calcext:value-type="float">
            <text:p>-18.34</text:p>
          </table:table-cell>
          <table:table-cell table:style-name="ce44" office:value-type="float" office:value="-10.6" calcext:value-type="float">
            <text:p>-10.6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20.70897" calcext:value-type="float">
            <text:p>-20.71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-21.2876924414202" calcext:value-type="float">
            <text:p>-21.29</text:p>
          </table:table-cell>
          <table:table-cell table:style-name="ce3" office:value-type="float" office:value="-10.5974084523576" calcext:value-type="float">
            <text:p>-10.60</text:p>
          </table:table-cell>
          <table:table-cell table:style-name="ce44" office:value-type="float" office:value="-10.6" calcext:value-type="float">
            <text:p>-10.60</text:p>
          </table:table-cell>
          <table:table-cell table:style-name="ce3" office:value-type="float" office:value="18.619038125" calcext:value-type="float">
            <text:p>18.62</text:p>
          </table:table-cell>
          <table:table-cell table:style-name="ce3" office:value-type="float" office:value="14.791648125" calcext:value-type="float">
            <text:p>14.79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4.30851238647826" calcext:value-type="float">
            <text:p>4.31</text:p>
          </table:table-cell>
          <table:table-cell table:style-name="ce3" office:value-type="float" office:value="20.2699571004865" calcext:value-type="float">
            <text:p>20.27</text:p>
          </table:table-cell>
          <table:table-cell table:style-name="ce44" office:value-type="float" office:value="-10.6" calcext:value-type="float">
            <text:p>-10.60</text:p>
          </table:table-cell>
          <table:table-cell table:style-name="ce3" office:value-type="float" office:value="-18.6191801771183" calcext:value-type="float">
            <text:p>-18.62</text:p>
          </table:table-cell>
          <table:table-cell table:style-name="ce3" office:value-type="float" office:value="14.7917897807739" calcext:value-type="float">
            <text:p>14.79</text:p>
          </table:table-cell>
          <table:table-cell table:style-name="ce3" office:value-type="float" office:value="-7.6" calcext:value-type="float">
            <text:p>-7.60</text:p>
          </table:table-cell>
          <table:table-cell/>
          <table:table-cell table:style-name="ce3" table:formula="of:=[.N8]" office:value-type="float" office:value="0" calcext:value-type="float">
            <text:p>0.00</text:p>
          </table:table-cell>
          <table:table-cell table:style-name="ce3" table:formula="of:=[.O8]" office:value-type="float" office:value="20.7228" calcext:value-type="float">
            <text:p>20.72</text:p>
          </table:table-cell>
          <table:table-cell table:number-columns-repeated="1002"/>
        </table:table-row>
        <table:table-row table:style-name="ro1">
          <table:table-cell table:number-columns-repeated="20"/>
          <table:table-cell table:style-name="ce3" table:formula="of:=[.N9]" office:value-type="float" office:value="1.44554945410476" calcext:value-type="float">
            <text:p>1.45</text:p>
          </table:table-cell>
          <table:table-cell table:style-name="ce3" table:formula="of:=[.O9]" office:value-type="float" office:value="20.6723203007243" calcext:value-type="float">
            <text:p>20.67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float" office:value="15.1369203943372" calcext:value-type="float">
            <text:p>15.14</text:p>
          </table:table-cell>
          <table:table-cell table:style-name="ce3" office:value-type="float" office:value="-18.3396989168879" calcext:value-type="float">
            <text:p>-18.34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20.70897" calcext:value-type="float">
            <text:p>-20.71</text:p>
          </table:table-cell>
          <table:table-cell table:style-name="ce3" office:value-type="float" office:value="-10.6" calcext:value-type="float">
            <text:p>-10.60</text:p>
          </table:table-cell>
          <table:table-cell table:style-name="ce3" office:value-type="float" office:value="-21.2876924414202" calcext:value-type="float">
            <text:p>-21.29</text:p>
          </table:table-cell>
          <table:table-cell table:style-name="ce3" office:value-type="float" office:value="-10.5974084523576" calcext:value-type="float">
            <text:p>-10.60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18.619038125" calcext:value-type="float">
            <text:p>18.62</text:p>
          </table:table-cell>
          <table:table-cell table:style-name="ce3" office:value-type="float" office:value="14.791648125" calcext:value-type="float">
            <text:p>14.79</text:p>
          </table:table-cell>
          <table:table-cell table:style-name="ce3" office:value-type="float" office:value="-10.6" calcext:value-type="float">
            <text:p>-10.60</text:p>
          </table:table-cell>
          <table:table-cell table:style-name="ce3" office:value-type="float" office:value="4.30851238647826" calcext:value-type="float">
            <text:p>4.31</text:p>
          </table:table-cell>
          <table:table-cell table:style-name="ce3" office:value-type="float" office:value="20.2699571004865" calcext:value-type="float">
            <text:p>20.27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-18.6191801771183" calcext:value-type="float">
            <text:p>-18.62</text:p>
          </table:table-cell>
          <table:table-cell table:style-name="ce3" office:value-type="float" office:value="14.7917897807739" calcext:value-type="float">
            <text:p>14.79</text:p>
          </table:table-cell>
          <table:table-cell table:style-name="ce3" office:value-type="float" office:value="-10.6" calcext:value-type="float">
            <text:p>-10.60</text:p>
          </table:table-cell>
          <table:table-cell/>
          <table:table-cell table:style-name="ce3" table:formula="of:=[.N10]" office:value-type="float" office:value="2.88405633657524" calcext:value-type="float">
            <text:p>2.88</text:p>
          </table:table-cell>
          <table:table-cell table:style-name="ce3" table:formula="of:=[.O10]" office:value-type="float" office:value="20.5211271349178" calcext:value-type="float">
            <text:p>20.52</text:p>
          </table:table-cell>
          <table:table-cell table:number-columns-repeated="1002"/>
        </table:table-row>
        <table:table-row table:style-name="ro1">
          <table:table-cell table:style-name="ce3" table:number-columns-repeated="20"/>
          <table:table-cell table:style-name="ce3" table:formula="of:=[.N11]" office:value-type="float" office:value="4.30851238647826" calcext:value-type="float">
            <text:p>4.31</text:p>
          </table:table-cell>
          <table:table-cell table:style-name="ce3" table:formula="of:=[.O11]" office:value-type="float" office:value="20.2699571004865" calcext:value-type="float">
            <text:p>20.27</text:p>
          </table:table-cell>
          <table:table-cell table:style-name="ce3" table:number-columns-repeated="1002"/>
        </table:table-row>
        <table:table-row table:style-name="ro1">
          <table:table-cell table:style-name="ce3"/>
          <table:table-cell table:style-name="ce3" office:value-type="float" office:value="16.3793603430066" calcext:value-type="float">
            <text:p>16.38</text:p>
          </table:table-cell>
          <table:table-cell table:style-name="ce3" office:value-type="float" office:value="-17.239126142022" calcext:value-type="float">
            <text:p>-17.24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-1.44458472207288" calcext:value-type="float">
            <text:p>-1.44</text:p>
          </table:table-cell>
          <table:table-cell table:style-name="ce3" office:value-type="float" office:value="-20.6585239899092" calcext:value-type="float">
            <text:p>-20.66</text:p>
          </table:table-cell>
          <table:table-cell table:style-name="ce3" office:value-type="float" office:value="-10.6" calcext:value-type="float">
            <text:p>-10.60</text:p>
          </table:table-cell>
          <table:table-cell table:style-name="ce3" office:value-type="float" office:value="-20.496598848086" calcext:value-type="float">
            <text:p>-20.50</text:p>
          </table:table-cell>
          <table:table-cell table:style-name="ce3" office:value-type="float" office:value="-12.0565480568545" calcext:value-type="float">
            <text:p>-12.06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19.605496297981" calcext:value-type="float">
            <text:p>19.61</text:p>
          </table:table-cell>
          <table:table-cell table:style-name="ce3" office:value-type="float" office:value="13.4568179694857" calcext:value-type="float">
            <text:p>13.46</text:p>
          </table:table-cell>
          <table:table-cell table:style-name="ce3" office:value-type="float" office:value="-10.6" calcext:value-type="float">
            <text:p>-10.60</text:p>
          </table:table-cell>
          <table:table-cell table:style-name="ce3" office:value-type="float" office:value="2.88405633657524" calcext:value-type="float">
            <text:p>2.88</text:p>
          </table:table-cell>
          <table:table-cell table:style-name="ce3" office:value-type="float" office:value="20.5211271349178" calcext:value-type="float">
            <text:p>20.52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-17.5420016945324" calcext:value-type="float">
            <text:p>-17.54</text:p>
          </table:table-cell>
          <table:table-cell table:style-name="ce3" office:value-type="float" office:value="16.054566077463" calcext:value-type="float">
            <text:p>16.05</text:p>
          </table:table-cell>
          <table:table-cell table:style-name="ce3" office:value-type="float" office:value="-10.6" calcext:value-type="float">
            <text:p>-10.60</text:p>
          </table:table-cell>
          <table:table-cell table:style-name="ce3"/>
          <table:table-cell table:style-name="ce3" table:formula="of:=[.Q8]" office:value-type="float" office:value="-18.6191801771183" calcext:value-type="float">
            <text:p>-18.62</text:p>
          </table:table-cell>
          <table:table-cell table:style-name="ce3" table:formula="of:=[.R8]" office:value-type="float" office:value="14.7917897807739" calcext:value-type="float">
            <text:p>14.79</text:p>
          </table:table-cell>
          <table:table-cell table:style-name="ce3" table:number-columns-repeated="1002"/>
        </table:table-row>
        <table:table-row table:style-name="ro1">
          <table:table-cell table:style-name="ce3"/>
          <table:table-cell table:style-name="ce3" office:value-type="float" office:value="17.5420016945324" calcext:value-type="float">
            <text:p>17.54</text:p>
          </table:table-cell>
          <table:table-cell table:style-name="ce3" office:value-type="float" office:value="-16.0545660774629" calcext:value-type="float">
            <text:p>-16.05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-2.88213157258897" calcext:value-type="float">
            <text:p>-2.88</text:p>
          </table:table-cell>
          <table:table-cell table:style-name="ce3" office:value-type="float" office:value="-20.5074317275271" calcext:value-type="float">
            <text:p>-20.51</text:p>
          </table:table-cell>
          <table:table-cell table:style-name="ce3" office:value-type="float" office:value="-10.6" calcext:value-type="float">
            <text:p>-10.60</text:p>
          </table:table-cell>
          <table:table-cell table:style-name="ce3" office:value-type="float" office:value="-19.6056478854747" calcext:value-type="float">
            <text:p>-19.61</text:p>
          </table:table-cell>
          <table:table-cell table:style-name="ce3" office:value-type="float" office:value="-13.4569493711384" calcext:value-type="float">
            <text:p>-13.46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20.4964384637358" calcext:value-type="float">
            <text:p>20.50</text:p>
          </table:table-cell>
          <table:table-cell table:style-name="ce3" office:value-type="float" office:value="12.0564275494987" calcext:value-type="float">
            <text:p>12.06</text:p>
          </table:table-cell>
          <table:table-cell table:style-name="ce3" office:value-type="float" office:value="-10.6" calcext:value-type="float">
            <text:p>-10.60</text:p>
          </table:table-cell>
          <table:table-cell table:style-name="ce3" office:value-type="float" office:value="1.44554945410476" calcext:value-type="float">
            <text:p>1.45</text:p>
          </table:table-cell>
          <table:table-cell table:style-name="ce3" office:value-type="float" office:value="20.6723203007243" calcext:value-type="float">
            <text:p>20.67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-16.3793603430066" calcext:value-type="float">
            <text:p>-16.38</text:p>
          </table:table-cell>
          <table:table-cell table:style-name="ce3" office:value-type="float" office:value="17.239126142022" calcext:value-type="float">
            <text:p>17.24</text:p>
          </table:table-cell>
          <table:table-cell table:style-name="ce3" office:value-type="float" office:value="-10.6" calcext:value-type="float">
            <text:p>-10.60</text:p>
          </table:table-cell>
          <table:table-cell table:style-name="ce3"/>
          <table:table-cell table:style-name="ce3" table:formula="of:=[.Q9]" office:value-type="float" office:value="-17.5420016945324" calcext:value-type="float">
            <text:p>-17.54</text:p>
          </table:table-cell>
          <table:table-cell table:style-name="ce3" table:formula="of:=[.R9]" office:value-type="float" office:value="16.054566077463" calcext:value-type="float">
            <text:p>16.05</text:p>
          </table:table-cell>
          <table:table-cell table:style-name="ce3" table:number-columns-repeated="1002"/>
        </table:table-row>
        <table:table-row table:style-name="ro1">
          <table:table-cell table:style-name="ce3"/>
          <table:table-cell table:style-name="ce3" office:value-type="float" office:value="18.6191801771183" calcext:value-type="float">
            <text:p>18.62</text:p>
          </table:table-cell>
          <table:table-cell table:style-name="ce3" office:value-type="float" office:value="-14.7917897807739" calcext:value-type="float">
            <text:p>-14.79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-4.30563696779425" calcext:value-type="float">
            <text:p>-4.31</text:p>
          </table:table-cell>
          <table:table-cell table:style-name="ce3" office:value-type="float" office:value="-20.2564293191684" calcext:value-type="float">
            <text:p>-20.26</text:p>
          </table:table-cell>
          <table:table-cell table:style-name="ce3" office:value-type="float" office:value="-10.6" calcext:value-type="float">
            <text:p>-10.60</text:p>
          </table:table-cell>
          <table:table-cell table:style-name="ce3" office:value-type="float" office:value="-18.6191801771183" calcext:value-type="float">
            <text:p>-18.62</text:p>
          </table:table-cell>
          <table:table-cell table:style-name="ce3" office:value-type="float" office:value="-14.7917897807739" calcext:value-type="float">
            <text:p>-14.79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21.2875240415901" calcext:value-type="float">
            <text:p>21.29</text:p>
          </table:table-cell>
          <table:table-cell table:style-name="ce3" office:value-type="float" office:value="10.5972994263984" calcext:value-type="float">
            <text:p>10.60</text:p>
          </table:table-cell>
          <table:table-cell table:style-name="ce3" office:value-type="float" office:value="-10.6" calcext:value-type="float">
            <text:p>-10.6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0.7228" calcext:value-type="float">
            <text:p>20.72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-15.1369203943371" calcext:value-type="float">
            <text:p>-15.14</text:p>
          </table:table-cell>
          <table:table-cell table:style-name="ce3" office:value-type="float" office:value="18.339698916888" calcext:value-type="float">
            <text:p>18.34</text:p>
          </table:table-cell>
          <table:table-cell table:style-name="ce3" office:value-type="float" office:value="-10.6" calcext:value-type="float">
            <text:p>-10.60</text:p>
          </table:table-cell>
          <table:table-cell table:style-name="ce3"/>
          <table:table-cell table:style-name="ce3" table:formula="of:=[.Q10]" office:value-type="float" office:value="-16.3793603430066" calcext:value-type="float">
            <text:p>-16.38</text:p>
          </table:table-cell>
          <table:table-cell table:style-name="ce3" table:formula="of:=[.R10]" office:value-type="float" office:value="17.239126142022" calcext:value-type="float">
            <text:p>17.24</text:p>
          </table:table-cell>
          <table:table-cell table:style-name="ce3" table:number-columns-repeated="1002"/>
        </table:table-row>
        <table:table-row table:style-name="ro1">
          <table:table-cell table:number-columns-repeated="19"/>
          <table:table-cell table:style-name="ce3"/>
          <table:table-cell table:style-name="ce3" table:formula="of:=[.Q11]" office:value-type="float" office:value="-15.1369203943371" calcext:value-type="float">
            <text:p>-15.14</text:p>
          </table:table-cell>
          <table:table-cell table:style-name="ce3" table:formula="of:=[.R11]" office:value-type="float" office:value="18.339698916888" calcext:value-type="float">
            <text:p>18.34</text:p>
          </table:table-cell>
          <table:table-cell table:style-name="ce3" table:number-columns-repeated="100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Cx" table:base-cell-address="$numbers.$J$1" table:expression="#REF!"/>
        <table:named-expression table:name="Cy" table:base-cell-address="$numbers.$L$1" table:expression="#REF!"/>
        <table:named-range table:name="Ex" table:base-cell-address="$numbers.$F$2" table:cell-range-address="$numbers.$E$2"/>
        <table:named-range table:name="Ey" table:base-cell-address="$numbers.$H$2" table:cell-range-address="$numbers.$G$2"/>
        <table:named-range table:name="stepdeg" table:base-cell-address="$numbers.$D$1" table:cell-range-address="$numbers.$C$1"/>
        <table:named-range table:name="steptime" table:base-cell-address="$numbers.$H$1" table:cell-range-address="$numbers.$G$1"/>
        <table:named-range table:name="subangle" table:base-cell-address="$numbers.$D$2" table:cell-range-address="$numbers.$C$2"/>
        <table:named-range table:name="substeps" table:base-cell-address="$numbers.$F$1" table:cell-range-address="$numbers.$E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00-00-00</text:date>, <text:time style:data-style-name="N2" text:time-value="16:26:31.1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3T11:49:17.674000000</meta:creation-date>
    <dc:date>2022-01-19T12:16:16.940000000</dc:date>
    <meta:editing-duration>PT14H54M56S</meta:editing-duration>
    <meta:editing-cycles>10</meta:editing-cycles>
    <meta:generator>LibreOffice/7.1.8.1$Windows_X86_64 LibreOffice_project/e1f30c802c3269a1d052614453f260e49458c82c</meta:generator>
    <meta:document-statistic meta:table-count="1" meta:cell-count="30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907cm" svg:height="15.443cm" xlink:href=".." xlink:type="simple" chart:class="chart:scatter" chart:style-name="ch1">
        <chart:title svg:x="7.348cm" svg:y="0.444cm" chart:style-name="ch2">
          <text:p>Toe Rotation Points</text:p>
        </chart:title>
        <chart:legend chart:legend-position="end" svg:x="16.607cm" svg:y="7.419cm" style:legend-expansion="high" chart:style-name="ch3"/>
        <chart:plot-area chart:style-name="ch4" table:cell-range-address="numbers.U4:numbers.V27" svg:x="0.378cm" svg:y="1.557cm" svg:width="15.851cm" svg:height="13.578cm">
          <chart:coordinate-region svg:x="0.876cm" svg:y="1.759cm" svg:width="14.917cm" svg:height="13.17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numbers.V4:numbers.V27" chart:class="chart:scatter">
            <chart:domain table:cell-range-address="numbers.U4:numbers.U27"/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6191801771183">
                <text:p>18.6191801771183</text:p>
                <draw:g>
                  <svg:desc>numbers.U4:numbers.U27</svg:desc>
                </draw:g>
              </table:table-cell>
              <table:table-cell office:value-type="float" office:value="-14.7917897807739">
                <text:p>-14.7917897807739</text:p>
                <draw:g>
                  <svg:desc>numbers.V4:numbers.V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5420016945324">
                <text:p>17.5420016945324</text:p>
              </table:table-cell>
              <table:table-cell office:value-type="float" office:value="-16.054566077463">
                <text:p>-16.054566077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3793603430066">
                <text:p>16.3793603430066</text:p>
              </table:table-cell>
              <table:table-cell office:value-type="float" office:value="-17.239126142022">
                <text:p>-17.239126142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1369203943371">
                <text:p>15.1369203943371</text:p>
              </table:table-cell>
              <table:table-cell office:value-type="float" office:value="-18.339698916888">
                <text:p>-18.339698916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20.70897">
                <text:p>-20.708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44458472207288">
                <text:p>-1.44458472207288</text:p>
              </table:table-cell>
              <table:table-cell office:value-type="float" office:value="-20.6585239899092">
                <text:p>-20.65852398990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88213157258897">
                <text:p>-2.88213157258897</text:p>
              </table:table-cell>
              <table:table-cell office:value-type="float" office:value="-20.5074317275271">
                <text:p>-20.5074317275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0563696779425">
                <text:p>-4.30563696779425</text:p>
              </table:table-cell>
              <table:table-cell office:value-type="float" office:value="-20.2564293191684">
                <text:p>-20.25642931916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8.6191801771183">
                <text:p>-18.6191801771183</text:p>
              </table:table-cell>
              <table:table-cell office:value-type="float" office:value="-14.7917897807739">
                <text:p>-14.79178978077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9.6056478854747">
                <text:p>-19.6056478854747</text:p>
              </table:table-cell>
              <table:table-cell office:value-type="float" office:value="-13.4569493711384">
                <text:p>-13.4569493711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0.496598848086">
                <text:p>-20.496598848086</text:p>
              </table:table-cell>
              <table:table-cell office:value-type="float" office:value="-12.0565480568545">
                <text:p>-12.0565480568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1.2876924414202">
                <text:p>-21.2876924414202</text:p>
              </table:table-cell>
              <table:table-cell office:value-type="float" office:value="-10.5974084523576">
                <text:p>-10.59740845235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619038125">
                <text:p>18.619038125</text:p>
              </table:table-cell>
              <table:table-cell office:value-type="float" office:value="14.791648125">
                <text:p>14.79164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605496297981">
                <text:p>19.605496297981</text:p>
              </table:table-cell>
              <table:table-cell office:value-type="float" office:value="13.4568179694857">
                <text:p>13.4568179694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.4964384637358">
                <text:p>20.4964384637358</text:p>
              </table:table-cell>
              <table:table-cell office:value-type="float" office:value="12.0564275494987">
                <text:p>12.05642754949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2875240415901">
                <text:p>21.2875240415901</text:p>
              </table:table-cell>
              <table:table-cell office:value-type="float" office:value="10.5972994263984">
                <text:p>10.59729942639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0.7228">
                <text:p>20.72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4554945410476">
                <text:p>1.44554945410476</text:p>
              </table:table-cell>
              <table:table-cell office:value-type="float" office:value="20.6723203007243">
                <text:p>20.67232030072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8405633657524">
                <text:p>2.88405633657524</text:p>
              </table:table-cell>
              <table:table-cell office:value-type="float" office:value="20.5211271349178">
                <text:p>20.52112713491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0851238647826">
                <text:p>4.30851238647826</text:p>
              </table:table-cell>
              <table:table-cell office:value-type="float" office:value="20.2699571004865">
                <text:p>20.26995710048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8.6191801771183">
                <text:p>-18.6191801771183</text:p>
              </table:table-cell>
              <table:table-cell office:value-type="float" office:value="14.7917897807739">
                <text:p>14.79178978077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7.5420016945324">
                <text:p>-17.5420016945324</text:p>
              </table:table-cell>
              <table:table-cell office:value-type="float" office:value="16.054566077463">
                <text:p>16.0545660774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6.3793603430066">
                <text:p>-16.3793603430066</text:p>
              </table:table-cell>
              <table:table-cell office:value-type="float" office:value="17.239126142022">
                <text:p>17.2391261420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5.1369203943371">
                <text:p>-15.1369203943371</text:p>
              </table:table-cell>
              <table:table-cell office:value-type="float" office:value="18.339698916888">
                <text:p>18.3396989168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_64 LibreOffice_project/e1f30c802c3269a1d052614453f260e49458c82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